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Wrapper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ResponseWrapper( 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contains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createCookie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addCookie( Cookie cooki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add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setLocale( Locale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encod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ponseWrapper.setHead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sponseWrapper.setIntHeader( String name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